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fo:language="en" fo:country="GB" style:language-asian="nl" style:country-asian="NL"/>
    </style:style>
    <style:style style:name="P2" style:parent-style-name="Normal"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GB" style:language-asian="nl" style:country-asian="NL"/>
    </style:style>
    <style:style style:name="P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nl" style:country-asian="NL"/>
    </style:style>
    <style:style style:name="P4" style:parent-style-name="Normal" style:family="paragraph">
      <style:paragraph-properties fo:margin-top="0.0694in" fo:margin-bottom="0.0694in" fo:line-height="100%"/>
    </style:style>
    <style:style style:name="T5" style:parent-style-name="DefaultParagraphFont" style:family="text">
      <style:text-properties style:font-name="Times New Roman" style:font-name-asian="Times New Roman" style:font-name-complex="Times New Roman" style:letter-kerning="false" fo:font-size="12pt" style:font-size-asian="12pt" style:font-size-complex="12pt" fo:language="en" fo:country="GB" style:language-asian="nl" style:country-asian="NL"/>
    </style:style>
    <style:style style:name="T6" style:parent-style-name="DefaultParagraphFont" style:family="text">
      <style:text-properties style:font-name="Times New Roman" style:font-name-asian="Times New Roman" style:font-name-complex="Times New Roman" fo:color="#0000FF" style:letter-kerning="false" fo:font-size="12pt" style:font-size-asian="12pt" style:font-size-complex="12pt" style:text-underline-type="single" style:text-underline-style="solid" style:text-underline-width="auto" style:text-underline-mode="continuous" fo:language="en" fo:country="GB" style:language-asian="nl" style:country-asian="NL"/>
    </style:style>
    <style:style style:name="T7" style:parent-style-name="DefaultParagraphFont" style:family="text">
      <style:text-properties style:font-name="Times New Roman" style:font-name-asian="Times New Roman" style:font-name-complex="Times New Roman" style:letter-kerning="false" fo:font-size="12pt" style:font-size-asian="12pt" style:font-size-complex="12pt" fo:language="en" fo:country="GB" style:language-asian="nl" style:country-asian="NL"/>
    </style:style>
    <style:style style:name="P8" style:parent-style-name="Normal" style:family="paragraph">
      <style:paragraph-properties fo:margin-top="0.0694in" fo:margin-bottom="0.0694in" fo:line-height="100%"/>
    </style:style>
    <style:style style:name="T9" style:parent-style-name="DefaultParagraphFont" style:family="text">
      <style:text-properties style:font-name="Times New Roman" style:font-name-asian="Times New Roman" style:font-name-complex="Times New Roman" style:letter-kerning="false" fo:font-size="12pt" style:font-size-asian="12pt" style:font-size-complex="12pt" fo:language="en" fo:country="GB" style:language-asian="nl" style:country-asian="NL"/>
    </style:style>
    <style:style style:name="T10" style:parent-style-name="DefaultParagraphFont" style:family="text">
      <style:text-properties style:font-name="Courier New" style:font-name-asian="Times New Roman" style:font-name-complex="Courier New" style:letter-kerning="false" fo:font-size="10pt" style:font-size-asian="10pt" style:font-size-complex="10pt" fo:language="en" fo:country="GB" style:language-asian="nl" style:country-asian="NL"/>
    </style:style>
    <style:style style:name="T11" style:parent-style-name="DefaultParagraphFont" style:family="text">
      <style:text-properties style:font-name="Times New Roman" style:font-name-asian="Times New Roman" style:font-name-complex="Times New Roman" style:letter-kerning="false" fo:font-size="12pt" style:font-size-asian="12pt" style:font-size-complex="12pt" fo:language="en" fo:country="GB" style:language-asian="nl" style:country-asian="NL"/>
    </style:style>
    <style:style style:name="P12" style:parent-style-name="Normal"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GB" style:language-asian="nl" style:country-asian="NL"/>
    </style:style>
    <style:style style:name="P13" style:parent-style-name="Normal" style:family="paragraph">
      <style:paragraph-properties fo:margin-bottom="0in" fo:line-height="100%">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style:language-asian="nl" style:country-asian="NL"/>
    </style:style>
    <style:style style:name="P14"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nl" style:country-asian="NL"/>
    </style:style>
    <style:style style:name="P15" style:parent-style-name="Normal" style:family="paragraph">
      <style:paragraph-properties fo:margin-top="0.0694in" fo:margin-bottom="0.0694in" fo:line-height="100%"/>
    </style:style>
    <style:style style:name="T16" style:parent-style-name="DefaultParagraphFont" style:family="text">
      <style:text-properties style:font-name="Times New Roman" style:font-name-asian="Times New Roman" style:font-name-complex="Times New Roman" style:letter-kerning="false" fo:font-size="12pt" style:font-size-asian="12pt" style:font-size-complex="12pt" fo:language="en" fo:country="GB" style:language-asian="nl" style:country-asian="NL"/>
    </style:style>
    <style:style style:name="T17"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nl" style:country-asian="NL"/>
    </style:style>
    <style:style style:name="P18" style:parent-style-name="Normal"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GB" style:language-asian="nl" style:country-asian="NL"/>
    </style:style>
    <style:style style:name="P19" style:parent-style-name="Normal"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GB" style:language-asian="nl" style:country-asian="NL"/>
    </style:style>
    <style:style style:name="P20" style:parent-style-name="Normal"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GB" style:language-asian="nl" style:country-asian="NL"/>
    </style:style>
    <style:style style:name="P21" style:parent-style-name="Normal"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GB" style:language-asian="nl" style:country-asian="NL"/>
    </style:style>
    <style:style style:name="P22" style:parent-style-name="Normal"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GB" style:language-asian="nl" style:country-asian="NL"/>
    </style:style>
    <style:style style:name="P23" style:parent-style-name="Normal"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GB" style:language-asian="nl" style:country-asian="NL"/>
    </style:style>
    <style:style style:name="P24" style:parent-style-name="Normal"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GB" style:language-asian="nl" style:country-asian="NL"/>
    </style:style>
    <style:style style:name="P25" style:parent-style-name="Normal" style:family="paragraph">
      <style:paragraph-properties fo:margin-top="0.0694in" fo:margin-bottom="0.0694in" fo:line-height="100%"/>
    </style:style>
    <style:style style:name="T26" style:parent-style-name="DefaultParagraphFont" style:family="text">
      <style:text-properties style:font-name="Times New Roman" style:font-name-asian="Times New Roman" style:font-name-complex="Times New Roman" style:letter-kerning="false" fo:font-size="12pt" style:font-size-asian="12pt" style:font-size-complex="12pt" fo:language="en" fo:country="GB" style:language-asian="nl" style:country-asian="NL"/>
    </style:style>
    <style:style style:name="T27"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nl" style:country-asian="NL"/>
    </style:style>
    <style:style style:name="P2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nl" style:country-asian="NL"/>
    </style:style>
    <style:style style:name="P2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nl" style:country-asian="NL"/>
    </style:style>
    <style:style style:name="P3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nl" style:country-asian="NL"/>
    </style:style>
    <style:style style:name="P31"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nl" style:country-asian="NL"/>
    </style:style>
    <style:style style:name="P3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nl" style:country-asian="NL"/>
    </style:style>
    <style:style style:name="P33" style:parent-style-name="Normal"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GB" style:language-asian="nl" style:country-asian="NL"/>
    </style:style>
    <style:style style:name="P34" style:parent-style-name="Normal"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GB" style:language-asian="nl" style:country-asian="NL"/>
    </style:style>
    <style:style style:name="P35" style:parent-style-name="Normal"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GB" style:language-asian="nl" style:country-asian="NL"/>
    </style:style>
    <style:style style:name="P3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language="en" fo:country="GB" style:language-asian="nl" style:country-asian="NL"/>
    </style:style>
    <style:style style:name="P37" style:parent-style-name="Normal"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GB" style:language-asian="nl" style:country-asian="NL"/>
    </style:style>
    <style:style style:name="P38" style:parent-style-name="Normal"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GB" style:language-asian="nl" style:country-asian="NL"/>
    </style:style>
    <style:style style:name="P39" style:parent-style-name="Normal" style:family="paragraph">
      <style:text-properties fo:language="en" fo:country="GB"/>
    </style:style>
  </office:automatic-styles>
  <office:body>
    <office:text text:use-soft-page-breaks="true">
      <text:h text:style-name="P1" text:outline-level="2">UNO Game</text:h>
      <text:p text:style-name="P2">The UNO game code is a Python program that allows you to play the popular card game UNO on your computer. UNO is a fun and fast-paced game where the objective is to be the first player to get rid of all your cards. The code provides a virtual environment for playing UNO, keeping track of cards, players, and game rules.</text:p>
      <text:h text:style-name="P3" text:outline-level="3">How to Use the Code</text:h>
      <text:list text:style-name="LFO1" text:continue-numbering="true">
        <text:list-item>
          <text:p text:style-name="P4"><text:span text:style-name="T5">Install Python: To run the code, you'll need Python installed on your computer. If you don't have it already, you can download and install Python from the official Python website:<text:s/></text:span><text:a xlink:href="https://www.python.org/" office:target-frame-name="_new" xlink:show="replace"><text:span text:style-name="T6">python.org</text:span></text:a><text:span text:style-name="T7">.</text:span></text:p>
        </text:list-item>
        <text:list-item>
          <text:p text:style-name="P8"><text:span text:style-name="T9">Download the Code: Download the UNO game code and save it as a Python file (e.g.,<text:s/></text:span><text:span text:style-name="T10">uno_game.py</text:span><text:span text:style-name="T11">) on your computer.</text:span></text:p>
        </text:list-item>
        <text:list-item>
          <text:p text:style-name="P12">Run the Code: Open a terminal or command prompt, navigate to the directory where you saved the code file, and run the following command:</text:p>
        </text:list-item>
      </text:list>
      <text:list text:style-name="LFO2">
        <text:list-item text:start-value="3">
          <text:p text:style-name="P13">python uno_game.py</text:p>
        </text:list-item>
      </text:list>
      <text:list text:style-name="LFO2" text:continue-numbering="true">
        <text:list-item>
          <text:p text:style-name="P14"/>
        </text:list-item>
      </text:list>
      <text:list text:style-name="LFO2" text:continue-numbering="true">
        <text:list-item>
          <text:p text:style-name="P15"><text:span text:style-name="T16">Number of Players: The game will prompt you to enter the number of players participating in the game.<text:s/></text:span><text:span text:style-name="T17">Type the desired number of players and press enter.</text:span></text:p>
        </text:list-item>
      </text:list>
      <text:list text:style-name="LFO2" text:continue-numbering="true">
        <text:list-item>
          <text:p text:style-name="P18">Gameplay: Once you enter the number of players, the game will start. Each player will take turns playing the game on the computer screen.</text:p>
        </text:list-item>
      </text:list>
      <text:list text:style-name="LFO2" text:continue-numbering="true">
        <text:list-item>
          <text:p text:style-name="P19">On-Screen Instructions: The game will provide on-screen instructions and display the current card on top of the deck, along with the cards in your hand.</text:p>
        </text:list-item>
      </text:list>
      <text:list text:style-name="LFO2" text:continue-numbering="true">
        <text:list-item>
          <text:p text:style-name="P20">Play Your Turn: It will be your turn to play. You can choose to play a card from your hand by entering the number corresponding to the card on the screen and pressing enter. If you don't have a valid card to play, you can choose to draw a card by entering 0.</text:p>
        </text:list-item>
      </text:list>
      <text:list text:style-name="LFO2" text:continue-numbering="true">
        <text:list-item>
          <text:p text:style-name="P21">Valid Card Check: The game will check if the card you played is valid according to the UNO rules. If it's a valid move, the card will be played, and the game will continue to the next player. Otherwise, you will be prompted to make a valid move.</text:p>
        </text:list-item>
      </text:list>
      <text:list text:style-name="LFO2" text:continue-numbering="true">
        <text:list-item>
          <text:p text:style-name="P22">Special Card Actions: The code handles special action cards such as "Skip," "Reverse," "Draw Two," "Wild," and "Wild Draw Four" according to the UNO game rules.</text:p>
        </text:list-item>
      </text:list>
      <text:list text:style-name="LFO2" text:continue-numbering="true">
        <text:list-item>
          <text:p text:style-name="P23">Game Progress: The game will keep track of the cards played by each player and continue until one player has no cards left.</text:p>
        </text:list-item>
      </text:list>
      <text:list text:style-name="LFO2" text:continue-numbering="true">
        <text:list-item>
          <text:p text:style-name="P24">Winner Declaration: When a player has no cards left, they will be declared the winner, and the game will end.</text:p>
        </text:list-item>
      </text:list>
      <text:list text:style-name="LFO2" text:continue-numbering="true">
        <text:list-item>
          <text:p text:style-name="P25"><text:span text:style-name="T26">Enjoy and Replay: You can enjoy playing multiple rounds of UNO by running the code again after a game ends.<text:s/></text:span><text:span text:style-name="T27">Follow the on-screen instructions and have fun!</text:span></text:p>
        </text:list-item>
      </text:list>
      <text:h text:style-name="P28" text:outline-level="3"/>
      <text:h text:style-name="P29" text:outline-level="3"/>
      <text:h text:style-name="P30" text:outline-level="3"/>
      <text:h text:style-name="P31" text:outline-level="3"/>
      <text:soft-page-break/>
      <text:h text:style-name="P32" text:outline-level="3">Requirements and Limitations</text:h>
      <text:list text:style-name="LFO3" text:continue-numbering="true">
        <text:list-item>
          <text:p text:style-name="P33">Python 3: The code requires Python 3 to be installed on your computer.</text:p>
        </text:list-item>
        <text:list-item>
          <text:p text:style-name="P34">Terminal or Command Prompt: You need a terminal or command prompt to run the code.</text:p>
        </text:list-item>
        <text:list-item>
          <text:p text:style-name="P35">Text-Based Interface: The game uses a text-based interface and provides instructions and prompts on the terminal or command prompt.</text:p>
        </text:list-item>
      </text:list>
      <text:h text:style-name="P36" text:outline-level="3">Summary</text:h>
      <text:p text:style-name="P37">The UNO game code is a Python program that allows you to play the UNO card game on your computer. It provides an interactive environment for multiple players, handles game rules, and keeps track of cards and players. By following the on-screen instructions and making choices, you can enjoy playing UNO in a virtual setting.</text:p>
      <text:p text:style-name="P38">Note: The code provided here is a simplified implementation of the UNO game. It may not include all the features and variations found in official UNO game sets or online UNO platforms.</text:p>
      <text:p text:style-name="P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nl" style:country-asian="NL"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nl" style:country-asian="NL"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nl" style:country-asian="NL"/>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nl" style:country-asian="NL"/>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nl" style:country-asian="NL"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nl" style:country-asian="NL"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nl" style:country-asian="N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end Loku</meta:initial-creator>
    <dc:creator>Lend Loku</dc:creator>
    <meta:creation-date>2023-06-22T13:28:00Z</meta:creation-date>
    <dc:date>2023-06-22T14:03:00Z</dc:date>
    <meta:template xlink:href="Normal.dotm" xlink:type="simple"/>
    <meta:editing-cycles>1</meta:editing-cycles>
    <meta:editing-duration>PT2100S</meta:editing-duration>
    <meta:document-statistic meta:page-count="2" meta:paragraph-count="6" meta:word-count="492" meta:character-count="3194" meta:row-count="22" meta:non-whitespace-character-count="2708"/>
  </office:meta>
</office:document-meta>
</file>